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AE000003767C3B6BEA417701D1.png" manifest:media-type="image/png"/>
  <manifest:file-entry manifest:full-path="Pictures/10000001000001AC000003763DDBA18FC63BC84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4f6d" officeooo:paragraph-rsid="00084f6d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4.25in" svg:y="1.2083in" svg:width="2.2528in" svg:height="4.6654in" draw:z-index="1"><draw:image xlink:href="Pictures/10000001000001AC000003763DDBA18FC63BC840.png" xlink:type="simple" xlink:show="embed" xlink:actuate="onLoad" draw:mime-type="image/png"/></draw:frame><draw:frame draw:style-name="fr2" draw:name="Image1" text:anchor-type="char" svg:x="0.4701in" svg:y="1.1902in" svg:width="2.2654in" svg:height="4.6673in" draw:z-index="0"><draw:image xlink:href="Pictures/10000001000001AE000003767C3B6BEA417701D1.png" xlink:type="simple" xlink:show="embed" xlink:actuate="onLoad" draw:mime-type="image/png"/></draw:frame>Stream Composition Of Bund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 draw:wrap-influence-on-position="once-concurrent" loext:allow-overlap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40:59.107508934</meta:creation-date>
    <dc:date>2023-11-22T23:06:41.873324602</dc:date>
    <meta:editing-duration>PT25M43S</meta:editing-duration>
    <meta:editing-cycles>1</meta:editing-cycles>
    <meta:document-statistic meta:table-count="0" meta:image-count="2" meta:object-count="0" meta:page-count="1" meta:paragraph-count="1" meta:word-count="4" meta:character-count="29" meta:non-whitespace-character-count="26"/>
    <meta:generator>LibreOffice/7.5.8.2$MacOSX_AARCH64 LibreOffice_project/f718d63693263970429a68f568db6046aaa9df01</meta:generator>
  </office:meta>
</office:document-meta>
</file>